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paragraph-rsid="0007f26a" style:font-size-asian="13pt" style:font-weight-asian="bold" style:font-size-complex="13pt" style:font-weight-complex="bold"/>
    </style:style>
    <style:style style:name="P3" style:family="paragraph" style:parent-style-name="Standard" style:list-style-name="Numbering_20_ivx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ist_20_1">
      <style:text-properties fo:font-weight="bold" style:font-weight-asian="bold" style:font-weight-complex="bold"/>
    </style:style>
    <style:style style:name="P5" style:family="paragraph" style:parent-style-name="Standard" style:list-style-name="List_20_1" style:master-page-name="">
      <loext:graphic-properties draw:fill="none"/>
      <style:paragraph-properties style:page-number="auto" fo:background-color="transparent"/>
      <style:text-properties fo:font-weight="bold" style:font-weight-asian="bold" style:font-weight-complex="bold"/>
    </style:style>
    <style:style style:name="P6" style:family="paragraph" style:parent-style-name="Standard" style:list-style-name="List_20_1">
      <style:text-properties fo:font-weight="bold" officeooo:paragraph-rsid="0007f26a" style:font-weight-asian="bold" style:font-weight-complex="bold"/>
    </style:style>
    <style:style style:name="P7" style:family="paragraph" style:parent-style-name="Standard" style:list-style-name="List_20_1">
      <style:text-properties fo:font-weight="bold" officeooo:paragraph-rsid="00093801" style:font-weight-asian="bold" style:font-weight-complex="bold"/>
    </style:style>
    <style:style style:name="P8" style:family="paragraph" style:parent-style-name="Standard" style:list-style-name="Numbering_20_abc">
      <style:text-properties fo:font-weight="bold" style:font-weight-asian="bold" style:font-weight-complex="bold"/>
    </style:style>
    <style:style style:name="P9" style:family="paragraph" style:parent-style-name="Standard" style:list-style-name="Numbering_20_abc">
      <style:text-properties fo:font-weight="bold" officeooo:paragraph-rsid="0007f26a" style:font-weight-asian="bold" style:font-weight-complex="bold"/>
    </style:style>
    <style:style style:name="P10" style:family="paragraph" style:parent-style-name="Standard" style:list-style-name="Numbering_20_ivx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Numbering_20_ivx">
      <style:text-properties fo:font-size="12pt" fo:font-weight="bold" officeooo:paragraph-rsid="0007f26a" style:font-size-asian="12pt" style:font-weight-asian="bold" style:font-size-complex="12pt" style:font-weight-complex="bold"/>
    </style:style>
    <style:style style:name="P12" style:family="paragraph" style:parent-style-name="Standard" style:list-style-name="Numbering_20_ivx">
      <style:text-properties fo:font-size="12pt" fo:font-weight="bold" officeooo:paragraph-rsid="00093801" style:font-size-asian="12pt" style:font-weight-asian="bold" style:font-size-complex="12pt" style:font-weight-complex="bold"/>
    </style:style>
    <style:style style:name="P13" style:family="paragraph" style:parent-style-name="Standard" style:list-style-name="Numbering_20_ivx">
      <style:text-properties fo:font-size="12pt" fo:font-weight="bold" officeooo:rsid="00093801" officeooo:paragraph-rsid="00093801" style:font-size-asian="12pt" style:font-weight-asian="bold" style:font-size-complex="12pt" style:font-weight-complex="bold"/>
    </style:style>
    <style:style style:name="P14" style:family="paragraph" style:parent-style-name="Standard" style:list-style-name="Numbering_20_abc">
      <style:text-properties officeooo:paragraph-rsid="0007f26a"/>
    </style:style>
    <style:style style:name="T1" style:family="text">
      <style:text-properties officeooo:rsid="0007f26a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7f26a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7f26a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7f26a" style:font-size-asian="13pt" style:font-weight-asian="normal" style:font-size-complex="13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93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2922737" text:style-name="List_20_1">
        <text:list-item>
          <text:p text:style-name="P6"><text:span text:style-name="T2">User login facility with login details of Date, time</text:span></text:p>
          <text:p text:style-name="P6"><text:span text:style-name="T2"/></text:p>
        </text:list-item>
        <text:list-item>
          <text:p text:style-name="P6"><text:span text:style-name="T2">Select College from a drop down list</text:span></text:p>
        </text:list-item>
      </text:list>
      <text:p text:style-name="P1"/>
      <text:list xml:id="list194255786139876" text:continue-numbering="true" text:style-name="List_20_1">
        <text:list-item>
          <text:p text:style-name="P4"><text:span text:style-name="T2">Display Basic Profile of the selected College / Institution including name of the Principal/Director</text:span></text:p>
        </text:list-item>
      </text:list>
      <text:p text:style-name="P1"/>
      <text:list xml:id="list194255192901419" text:continue-numbering="true" text:style-name="List_20_1">
        <text:list-item>
          <text:p text:style-name="P5"><text:span text:style-name="T2">Display Courses / Subjects on Offer (for courses/subjects may use dropdown to choose </text:span><text:span text:style-name="T3">from)</text:span></text:p>
        </text:list-item>
      </text:list>
      <text:p text:style-name="P1"/>
      <text:list xml:id="list194256424292141" text:continue-numbering="true" text:style-name="List_20_1">
        <text:list-item>
          <text:p text:style-name="P6"><text:span text:style-name="T2">Display Current Affiliation Status</text:span></text:p>
        </text:list-item>
      </text:list>
      <text:p text:style-name="P2"/>
      <text:list xml:id="list194256432486595" text:continue-numbering="true" text:style-name="List_20_1">
        <text:list-item>
          <text:p text:style-name="P7"><text:span text:style-name="T2">Select type of Application received from a dropdown list</text:span></text:p>
          <text:p text:style-name="P7"><text:span text:style-name="T2"/></text:p>
          <text:list>
            <text:list-header>
              <text:p text:style-name="P7"><text:span text:style-name="T2">Application types can be any of the following</text:span></text:p>
            </text:list-header>
          </text:list>
        </text:list-item>
      </text:list>
      <text:list xml:id="list4213861672" text:style-name="Numbering_20_ivx">
        <text:list-header>
          <text:p text:style-name="P3"/>
        </text:list-header>
        <text:list-item>
          <text:p text:style-name="P3"><text:span text:style-name="T8">Opening permission for new subject/ new Faculty</text:span></text:p>
          <text:p text:style-name="P10"/>
        </text:list-item>
        <text:list-item>
          <text:p text:style-name="P12">Permanent affiliation</text:p>
          <text:p text:style-name="P12"><text:tab/><text:tab/></text:p>
        </text:list-item>
        <text:list-item>
          <text:p text:style-name="P11">Renewal of Provisional Affiliation</text:p>
          <text:p text:style-name="P10"/>
        </text:list-item>
        <text:list-item>
          <text:p text:style-name="P10">First time Affiliation</text:p>
          <text:p text:style-name="P13"/>
        </text:list-item>
        <text:list-item>
          <text:p text:style-name="P10">Opening permission for a new college/institution</text:p>
        </text:list-item>
      </text:list>
      <text:p text:style-name="P1"/>
      <text:list xml:id="list194255849841167" text:continue-list="list194256432486595" text:style-name="List_20_1">
        <text:list-item>
          <text:p text:style-name="P4"><text:span text:style-name="T2">Display status of Fee Payment</text:span></text:p>
        </text:list-item>
      </text:list>
      <text:p text:style-name="P1"/>
      <text:list xml:id="list194255430723603" text:continue-numbering="true" text:style-name="List_20_1">
        <text:list-item>
          <text:p text:style-name="P4"><text:span text:style-name="T2">General data of the college on:</text:span></text:p>
        </text:list-item>
      </text:list>
      <text:p text:style-name="P1"/>
      <text:list xml:id="list1492473387" text:style-name="Numbering_20_abc">
        <text:list-item>
          <text:p text:style-name="P8"><text:span text:style-name="T2">Teachers along with qualification, experience, gender, category (SC/ST/Gen etc</text:span><text:span text:style-name="T3">) </text:span><text:span text:style-name="T2">data</text:span></text:p>
        </text:list-item>
      </text:list>
      <text:p text:style-name="P1"/>
      <text:list xml:id="list194255743782664" text:continue-numbering="true" text:style-name="Numbering_20_abc">
        <text:list-item>
          <text:p text:style-name="P9"><text:span text:style-name="T2">Office Staff along with qualification, experience, gender, category (SC/ST/ Gen etc) data</text:span></text:p>
        </text:list-item>
      </text:list>
      <text:p text:style-name="P1"/>
      <text:list xml:id="list194257378445424" text:continue-numbering="true" text:style-name="Numbering_20_abc">
        <text:list-item>
          <text:p text:style-name="P8"><text:span text:style-name="T2">Students Records compiled Class wise giving gender, category (SC/ST/Gen etc</text:span><text:span text:style-name="T3">) </text:span><text:span text:style-name="T2">State of Origin</text:span></text:p>
        </text:list-item>
      </text:list>
      <text:p text:style-name="P1"/>
      <text:list xml:id="list194257352830163" text:continue-numbering="true" text:style-name="Numbering_20_abc">
        <text:list-item>
          <text:p text:style-name="P14"><text:span text:style-name="T4">Available infrastructure: details of Office Rooms/Class </text:span><text:span text:style-name="T5">r</text:span><text:span text:style-name="T4">ooms/ Auditorium Playgrounds and sporting facilities.</text:span></text:p>
        </text:list-item>
      </text:list>
      <text:p text:style-name="P1"/>
      <text:list xml:id="list194256213503106" text:continue-list="list194255430723603" text:style-name="List_20_1">
        <text:list-item>
          <text:p text:style-name="P4"><text:span text:style-name="T2">Report generation need to be flexible with option to choose the required data as per user ne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2.6cm" fo:text-indent="-0.7cm" fo:margin-left="2.6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4.001cm" fo:text-indent="-0.7cm" fo:margin-left="4.00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5.401cm" fo:text-indent="-0.7cm" fo:margin-left="5.40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6.101cm" fo:text-indent="-0.7cm" fo:margin-left="6.10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6.802cm" fo:text-indent="-0.7cm" fo:margin-left="6.80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7.502cm" fo:text-indent="-0.7cm" fo:margin-left="7.50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8.202cm" fo:text-indent="-0.7cm" fo:margin-left="8.20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8.902cm" fo:text-indent="-0.7cm" fo:margin-left="8.90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2.6cm" fo:text-indent="-0.307cm" fo:margin-left="2.6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3.3cm" fo:text-indent="-1cm" fo:margin-left="3.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4.001cm" fo:text-indent="-0.7cm" fo:margin-left="4.00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4.071cm" fo:text-indent="-0.4cm" fo:margin-left="4.07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4.471cm" fo:text-indent="-0.4cm" fo:margin-left="4.47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4.872cm" fo:text-indent="-0.4cm" fo:margin-left="4.87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5.272cm" fo:text-indent="-0.4cm" fo:margin-left="5.27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5.673cm" fo:text-indent="-0.4cm" fo:margin-left="5.67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09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9:23:30.242426646</meta:creation-date>
    <dc:date>2023-07-16T19:42:54.963727727</dc:date>
    <meta:editing-duration>PT2M34S</meta:editing-duration>
    <meta:editing-cycles>1</meta:editing-cycles>
    <meta:document-statistic meta:table-count="0" meta:image-count="0" meta:object-count="0" meta:page-count="1" meta:paragraph-count="22" meta:word-count="183" meta:character-count="1151" meta:non-whitespace-character-count="1006"/>
    <meta:generator>LibreOffice/7.3.7.2$Linux_X86_64 LibreOffice_project/30$Build-2</meta:generator>
  </office:meta>
</office:document-meta>
</file>